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ResponseLoader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00ff00" fo:border="0.002cm solid #000000"/>
    </style:style>
    <style:style style:name="ce2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3">
      <style:table-cell-properties fo:background-color="transparent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end" fo:margin-left="0cm"/>
    </style:style>
    <style:style style:name="ce7" style:family="table-cell" style:parent-style-name="Default">
      <style:text-properties style:font-name="Arial" style:font-name-asian="ＭＳ Ｐゴシック" style:font-name-complex="Mangal"/>
    </style:style>
    <style:style style:name="ce8" style:family="table-cell" style:parent-style-name="Default" style:data-style-name="N109">
      <style:table-cell-properties fo:background-color="transparent" fo:border="0.002cm solid #000000"/>
    </style:style>
    <style:style style:name="gr1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ph" table:style-name="ta1" table:print="false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button form:name="プッシュボタン 1" form:control-implementation="ooo:com.sun.star.form.component.CommandButton" xml:id="control1" form:id="control1" form:label="Load Response Fil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ponseLoader.Main?language=Basic&amp;location=document" xlink:type="simple"/>
              </office:event-listeners>
            </form:button>
          </form:form>
        </office:forms>
        <table:table-column table:style-name="co3" table:default-cell-style-name="ce3"/>
        <table:table-column table:style-name="co4" table:default-cell-style-name="ce3"/>
        <table:table-column table:style-name="co7" table:default-cell-style-name="ce8"/>
        <table:table-column table:style-name="co8" table:default-cell-style-name="Default"/>
        <table:table-row table:style-name="ro1">
          <table:table-cell table:style-name="ce1" office:value-type="string">
            <text:p>Interval[msec]</text:p>
          </table:table-cell>
          <table:table-cell table:style-name="ce4" office:value-type="float" office:value="10">
            <text:p>10</text:p>
          </table:table-cell>
          <table:table-cell table:style-name="Default"/>
          <table:table-cell>
            <draw:control table:end-cell-address="Graph.E3" table:end-x="2.093cm" table:end-y="0.186cm" draw:z-index="1" draw:text-style-name="P1" svg:width="4.2cm" svg:height="0.77cm" svg:x="0.151cm" svg:y="0.319cm" draw:control="control1"/>
          </table:table-cell>
        </table:table-row>
        <table:table-row table:style-name="ro1">
          <table:table-cell table:style-name="ce1" office:value-type="string">
            <text:p>Column</text:p>
          </table:table-cell>
          <table:table-cell table:style-name="ce5" office:value-type="string">
            <text:p>B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Last Row</text:p>
          </table:table-cell>
          <table:table-cell table:style-name="ce6" table:formula="of:=GETLASTROW()" office:value-type="float" office:value="1">
            <text:p>1</text:p>
          </table:table-cell>
          <table:table-cell table:style-name="ce7" table:number-columns-repeated="2"/>
        </table:table-row>
        <table:table-row table:style-name="ro1">
          <table:table-cell table:style-name="Default" table:number-columns-repeated="3"/>
          <table:table-cell>
            <draw:frame table:end-cell-address="Graph.K24" table:end-x="0.392cm" table:end-y="0.415cm" draw:z-index="0" draw:style-name="gr1" svg:width="16cm" svg:height="9.001cm" svg:x="0.199cm" svg:y="0.447cm">
              <draw:object draw:notify-on-update-of-ranges="Graph.A6:Graph.A56 Graph.B5:Graph.B5 Graph.B6:Graph.B56 Graph.C5:Graph.C5 Graph.C6:Graph.C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Response Time[ms]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Ratio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SUMPRODUCT((([Data.$A$2]:INDIRECT(&quot;$A$&quot;&amp;[.$B$3])&gt;=[.A6])*([Data.$A$2]:INDIRECT(&quot;$A$&quot;&amp;[.$B$3])&lt;[.A7]))*INDIRECT(&quot;Data.$&quot;&amp;[.$B$2]&amp;&quot;$2:$&quot;&amp;[.$B$2]&amp;&quot;$&quot;&amp;[.$B$3]))" office:value-type="float" office:value="0">
            <text:p>0</text:p>
          </table:table-cell>
          <table:table-cell table:formula="of:=SUM([.$B$6:.B6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6]+[.$B$1]" office:value-type="float" office:value="10">
            <text:p>10</text:p>
          </table:table-cell>
          <table:table-cell table:formula="of:=SUMPRODUCT((([Data.$A$2]:INDIRECT(&quot;$A$&quot;&amp;[.$B$3])&gt;=[.A7])*([Data.$A$2]:INDIRECT(&quot;$A$&quot;&amp;[.$B$3])&lt;[.A8]))*INDIRECT(&quot;Data.$&quot;&amp;[.$B$2]&amp;&quot;$2:$&quot;&amp;[.$B$2]&amp;&quot;$&quot;&amp;[.$B$3]))" office:value-type="float" office:value="0">
            <text:p>0</text:p>
          </table:table-cell>
          <table:table-cell table:formula="of:=SUM([.$B$6:.B7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7]+[.$B$1]" office:value-type="float" office:value="20">
            <text:p>20</text:p>
          </table:table-cell>
          <table:table-cell table:formula="of:=SUMPRODUCT((([Data.$A$2]:INDIRECT(&quot;$A$&quot;&amp;[.$B$3])&gt;=[.A8])*([Data.$A$2]:INDIRECT(&quot;$A$&quot;&amp;[.$B$3])&lt;[.A9]))*INDIRECT(&quot;Data.$&quot;&amp;[.$B$2]&amp;&quot;$2:$&quot;&amp;[.$B$2]&amp;&quot;$&quot;&amp;[.$B$3]))" office:value-type="float" office:value="0">
            <text:p>0</text:p>
          </table:table-cell>
          <table:table-cell table:formula="of:=SUM([.$B$6:.B8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8]+[.$B$1]" office:value-type="float" office:value="30">
            <text:p>30</text:p>
          </table:table-cell>
          <table:table-cell table:formula="of:=SUMPRODUCT((([Data.$A$2]:INDIRECT(&quot;$A$&quot;&amp;[.$B$3])&gt;=[.A9])*([Data.$A$2]:INDIRECT(&quot;$A$&quot;&amp;[.$B$3])&lt;[.A10]))*INDIRECT(&quot;Data.$&quot;&amp;[.$B$2]&amp;&quot;$2:$&quot;&amp;[.$B$2]&amp;&quot;$&quot;&amp;[.$B$3]))" office:value-type="float" office:value="0">
            <text:p>0</text:p>
          </table:table-cell>
          <table:table-cell table:formula="of:=SUM([.$B$6:.B9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9]+[.$B$1]" office:value-type="float" office:value="40">
            <text:p>40</text:p>
          </table:table-cell>
          <table:table-cell table:formula="of:=SUMPRODUCT((([Data.$A$2]:INDIRECT(&quot;$A$&quot;&amp;[.$B$3])&gt;=[.A10])*([Data.$A$2]:INDIRECT(&quot;$A$&quot;&amp;[.$B$3])&lt;[.A11]))*INDIRECT(&quot;Data.$&quot;&amp;[.$B$2]&amp;&quot;$2:$&quot;&amp;[.$B$2]&amp;&quot;$&quot;&amp;[.$B$3]))" office:value-type="float" office:value="0">
            <text:p>0</text:p>
          </table:table-cell>
          <table:table-cell table:formula="of:=SUM([.$B$6:.B10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0]+[.$B$1]" office:value-type="float" office:value="50">
            <text:p>50</text:p>
          </table:table-cell>
          <table:table-cell table:formula="of:=SUMPRODUCT((([Data.$A$2]:INDIRECT(&quot;$A$&quot;&amp;[.$B$3])&gt;=[.A11])*([Data.$A$2]:INDIRECT(&quot;$A$&quot;&amp;[.$B$3])&lt;[.A12]))*INDIRECT(&quot;Data.$&quot;&amp;[.$B$2]&amp;&quot;$2:$&quot;&amp;[.$B$2]&amp;&quot;$&quot;&amp;[.$B$3]))" office:value-type="float" office:value="0">
            <text:p>0</text:p>
          </table:table-cell>
          <table:table-cell table:formula="of:=SUM([.$B$6:.B11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1]+[.$B$1]" office:value-type="float" office:value="60">
            <text:p>60</text:p>
          </table:table-cell>
          <table:table-cell table:formula="of:=SUMPRODUCT((([Data.$A$2]:INDIRECT(&quot;$A$&quot;&amp;[.$B$3])&gt;=[.A12])*([Data.$A$2]:INDIRECT(&quot;$A$&quot;&amp;[.$B$3])&lt;[.A13]))*INDIRECT(&quot;Data.$&quot;&amp;[.$B$2]&amp;&quot;$2:$&quot;&amp;[.$B$2]&amp;&quot;$&quot;&amp;[.$B$3]))" office:value-type="float" office:value="0">
            <text:p>0</text:p>
          </table:table-cell>
          <table:table-cell table:formula="of:=SUM([.$B$6:.B12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2]+[.$B$1]" office:value-type="float" office:value="70">
            <text:p>70</text:p>
          </table:table-cell>
          <table:table-cell table:formula="of:=SUMPRODUCT((([Data.$A$2]:INDIRECT(&quot;$A$&quot;&amp;[.$B$3])&gt;=[.A13])*([Data.$A$2]:INDIRECT(&quot;$A$&quot;&amp;[.$B$3])&lt;[.A14]))*INDIRECT(&quot;Data.$&quot;&amp;[.$B$2]&amp;&quot;$2:$&quot;&amp;[.$B$2]&amp;&quot;$&quot;&amp;[.$B$3]))" office:value-type="float" office:value="0">
            <text:p>0</text:p>
          </table:table-cell>
          <table:table-cell table:formula="of:=SUM([.$B$6:.B13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3]+[.$B$1]" office:value-type="float" office:value="80">
            <text:p>80</text:p>
          </table:table-cell>
          <table:table-cell table:formula="of:=SUMPRODUCT((([Data.$A$2]:INDIRECT(&quot;$A$&quot;&amp;[.$B$3])&gt;=[.A14])*([Data.$A$2]:INDIRECT(&quot;$A$&quot;&amp;[.$B$3])&lt;[.A15]))*INDIRECT(&quot;Data.$&quot;&amp;[.$B$2]&amp;&quot;$2:$&quot;&amp;[.$B$2]&amp;&quot;$&quot;&amp;[.$B$3]))" office:value-type="float" office:value="0">
            <text:p>0</text:p>
          </table:table-cell>
          <table:table-cell table:formula="of:=SUM([.$B$6:.B14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4]+[.$B$1]" office:value-type="float" office:value="90">
            <text:p>90</text:p>
          </table:table-cell>
          <table:table-cell table:formula="of:=SUMPRODUCT((([Data.$A$2]:INDIRECT(&quot;$A$&quot;&amp;[.$B$3])&gt;=[.A15])*([Data.$A$2]:INDIRECT(&quot;$A$&quot;&amp;[.$B$3])&lt;[.A16]))*INDIRECT(&quot;Data.$&quot;&amp;[.$B$2]&amp;&quot;$2:$&quot;&amp;[.$B$2]&amp;&quot;$&quot;&amp;[.$B$3]))" office:value-type="float" office:value="0">
            <text:p>0</text:p>
          </table:table-cell>
          <table:table-cell table:formula="of:=SUM([.$B$6:.B15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5]+[.$B$1]" office:value-type="float" office:value="100">
            <text:p>100</text:p>
          </table:table-cell>
          <table:table-cell table:formula="of:=SUMPRODUCT((([Data.$A$2]:INDIRECT(&quot;$A$&quot;&amp;[.$B$3])&gt;=[.A16])*([Data.$A$2]:INDIRECT(&quot;$A$&quot;&amp;[.$B$3])&lt;[.A17]))*INDIRECT(&quot;Data.$&quot;&amp;[.$B$2]&amp;&quot;$2:$&quot;&amp;[.$B$2]&amp;&quot;$&quot;&amp;[.$B$3]))" office:value-type="float" office:value="0">
            <text:p>0</text:p>
          </table:table-cell>
          <table:table-cell table:formula="of:=SUM([.$B$6:.B16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6]+[.$B$1]" office:value-type="float" office:value="110">
            <text:p>110</text:p>
          </table:table-cell>
          <table:table-cell table:formula="of:=SUMPRODUCT((([Data.$A$2]:INDIRECT(&quot;$A$&quot;&amp;[.$B$3])&gt;=[.A17])*([Data.$A$2]:INDIRECT(&quot;$A$&quot;&amp;[.$B$3])&lt;[.A18]))*INDIRECT(&quot;Data.$&quot;&amp;[.$B$2]&amp;&quot;$2:$&quot;&amp;[.$B$2]&amp;&quot;$&quot;&amp;[.$B$3]))" office:value-type="float" office:value="0">
            <text:p>0</text:p>
          </table:table-cell>
          <table:table-cell table:formula="of:=SUM([.$B$6:.B17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7]+[.$B$1]" office:value-type="float" office:value="120">
            <text:p>120</text:p>
          </table:table-cell>
          <table:table-cell table:formula="of:=SUMPRODUCT((([Data.$A$2]:INDIRECT(&quot;$A$&quot;&amp;[.$B$3])&gt;=[.A18])*([Data.$A$2]:INDIRECT(&quot;$A$&quot;&amp;[.$B$3])&lt;[.A19]))*INDIRECT(&quot;Data.$&quot;&amp;[.$B$2]&amp;&quot;$2:$&quot;&amp;[.$B$2]&amp;&quot;$&quot;&amp;[.$B$3]))" office:value-type="float" office:value="0">
            <text:p>0</text:p>
          </table:table-cell>
          <table:table-cell table:formula="of:=SUM([.$B$6:.B18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8]+[.$B$1]" office:value-type="float" office:value="130">
            <text:p>130</text:p>
          </table:table-cell>
          <table:table-cell table:formula="of:=SUMPRODUCT((([Data.$A$2]:INDIRECT(&quot;$A$&quot;&amp;[.$B$3])&gt;=[.A19])*([Data.$A$2]:INDIRECT(&quot;$A$&quot;&amp;[.$B$3])&lt;[.A20]))*INDIRECT(&quot;Data.$&quot;&amp;[.$B$2]&amp;&quot;$2:$&quot;&amp;[.$B$2]&amp;&quot;$&quot;&amp;[.$B$3]))" office:value-type="float" office:value="0">
            <text:p>0</text:p>
          </table:table-cell>
          <table:table-cell table:formula="of:=SUM([.$B$6:.B19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19]+[.$B$1]" office:value-type="float" office:value="140">
            <text:p>140</text:p>
          </table:table-cell>
          <table:table-cell table:formula="of:=SUMPRODUCT((([Data.$A$2]:INDIRECT(&quot;$A$&quot;&amp;[.$B$3])&gt;=[.A20])*([Data.$A$2]:INDIRECT(&quot;$A$&quot;&amp;[.$B$3])&lt;[.A21]))*INDIRECT(&quot;Data.$&quot;&amp;[.$B$2]&amp;&quot;$2:$&quot;&amp;[.$B$2]&amp;&quot;$&quot;&amp;[.$B$3]))" office:value-type="float" office:value="0">
            <text:p>0</text:p>
          </table:table-cell>
          <table:table-cell table:formula="of:=SUM([.$B$6:.B20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0]+[.$B$1]" office:value-type="float" office:value="150">
            <text:p>150</text:p>
          </table:table-cell>
          <table:table-cell table:formula="of:=SUMPRODUCT((([Data.$A$2]:INDIRECT(&quot;$A$&quot;&amp;[.$B$3])&gt;=[.A21])*([Data.$A$2]:INDIRECT(&quot;$A$&quot;&amp;[.$B$3])&lt;[.A22]))*INDIRECT(&quot;Data.$&quot;&amp;[.$B$2]&amp;&quot;$2:$&quot;&amp;[.$B$2]&amp;&quot;$&quot;&amp;[.$B$3]))" office:value-type="float" office:value="0">
            <text:p>0</text:p>
          </table:table-cell>
          <table:table-cell table:formula="of:=SUM([.$B$6:.B21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1]+[.$B$1]" office:value-type="float" office:value="160">
            <text:p>160</text:p>
          </table:table-cell>
          <table:table-cell table:formula="of:=SUMPRODUCT((([Data.$A$2]:INDIRECT(&quot;$A$&quot;&amp;[.$B$3])&gt;=[.A22])*([Data.$A$2]:INDIRECT(&quot;$A$&quot;&amp;[.$B$3])&lt;[.A23]))*INDIRECT(&quot;Data.$&quot;&amp;[.$B$2]&amp;&quot;$2:$&quot;&amp;[.$B$2]&amp;&quot;$&quot;&amp;[.$B$3]))" office:value-type="float" office:value="0">
            <text:p>0</text:p>
          </table:table-cell>
          <table:table-cell table:formula="of:=SUM([.$B$6:.B22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2]+[.$B$1]" office:value-type="float" office:value="170">
            <text:p>170</text:p>
          </table:table-cell>
          <table:table-cell table:formula="of:=SUMPRODUCT((([Data.$A$2]:INDIRECT(&quot;$A$&quot;&amp;[.$B$3])&gt;=[.A23])*([Data.$A$2]:INDIRECT(&quot;$A$&quot;&amp;[.$B$3])&lt;[.A24]))*INDIRECT(&quot;Data.$&quot;&amp;[.$B$2]&amp;&quot;$2:$&quot;&amp;[.$B$2]&amp;&quot;$&quot;&amp;[.$B$3]))" office:value-type="float" office:value="0">
            <text:p>0</text:p>
          </table:table-cell>
          <table:table-cell table:formula="of:=SUM([.$B$6:.B23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3]+[.$B$1]" office:value-type="float" office:value="180">
            <text:p>180</text:p>
          </table:table-cell>
          <table:table-cell table:formula="of:=SUMPRODUCT((([Data.$A$2]:INDIRECT(&quot;$A$&quot;&amp;[.$B$3])&gt;=[.A24])*([Data.$A$2]:INDIRECT(&quot;$A$&quot;&amp;[.$B$3])&lt;[.A25]))*INDIRECT(&quot;Data.$&quot;&amp;[.$B$2]&amp;&quot;$2:$&quot;&amp;[.$B$2]&amp;&quot;$&quot;&amp;[.$B$3]))" office:value-type="float" office:value="0">
            <text:p>0</text:p>
          </table:table-cell>
          <table:table-cell table:formula="of:=SUM([.$B$6:.B24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4]+[.$B$1]" office:value-type="float" office:value="190">
            <text:p>190</text:p>
          </table:table-cell>
          <table:table-cell table:formula="of:=SUMPRODUCT((([Data.$A$2]:INDIRECT(&quot;$A$&quot;&amp;[.$B$3])&gt;=[.A25])*([Data.$A$2]:INDIRECT(&quot;$A$&quot;&amp;[.$B$3])&lt;[.A26]))*INDIRECT(&quot;Data.$&quot;&amp;[.$B$2]&amp;&quot;$2:$&quot;&amp;[.$B$2]&amp;&quot;$&quot;&amp;[.$B$3]))" office:value-type="float" office:value="0">
            <text:p>0</text:p>
          </table:table-cell>
          <table:table-cell table:formula="of:=SUM([.$B$6:.B25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5]+[.$B$1]" office:value-type="float" office:value="200">
            <text:p>200</text:p>
          </table:table-cell>
          <table:table-cell table:formula="of:=SUMPRODUCT((([Data.$A$2]:INDIRECT(&quot;$A$&quot;&amp;[.$B$3])&gt;=[.A26])*([Data.$A$2]:INDIRECT(&quot;$A$&quot;&amp;[.$B$3])&lt;[.A27]))*INDIRECT(&quot;Data.$&quot;&amp;[.$B$2]&amp;&quot;$2:$&quot;&amp;[.$B$2]&amp;&quot;$&quot;&amp;[.$B$3]))" office:value-type="float" office:value="0">
            <text:p>0</text:p>
          </table:table-cell>
          <table:table-cell table:formula="of:=SUM([.$B$6:.B26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6]+[.$B$1]" office:value-type="float" office:value="210">
            <text:p>210</text:p>
          </table:table-cell>
          <table:table-cell table:formula="of:=SUMPRODUCT((([Data.$A$2]:INDIRECT(&quot;$A$&quot;&amp;[.$B$3])&gt;=[.A27])*([Data.$A$2]:INDIRECT(&quot;$A$&quot;&amp;[.$B$3])&lt;[.A28]))*INDIRECT(&quot;Data.$&quot;&amp;[.$B$2]&amp;&quot;$2:$&quot;&amp;[.$B$2]&amp;&quot;$&quot;&amp;[.$B$3]))" office:value-type="float" office:value="0">
            <text:p>0</text:p>
          </table:table-cell>
          <table:table-cell table:formula="of:=SUM([.$B$6:.B27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7]+[.$B$1]" office:value-type="float" office:value="220">
            <text:p>220</text:p>
          </table:table-cell>
          <table:table-cell table:formula="of:=SUMPRODUCT((([Data.$A$2]:INDIRECT(&quot;$A$&quot;&amp;[.$B$3])&gt;=[.A28])*([Data.$A$2]:INDIRECT(&quot;$A$&quot;&amp;[.$B$3])&lt;[.A29]))*INDIRECT(&quot;Data.$&quot;&amp;[.$B$2]&amp;&quot;$2:$&quot;&amp;[.$B$2]&amp;&quot;$&quot;&amp;[.$B$3]))" office:value-type="float" office:value="0">
            <text:p>0</text:p>
          </table:table-cell>
          <table:table-cell table:formula="of:=SUM([.$B$6:.B28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8]+[.$B$1]" office:value-type="float" office:value="230">
            <text:p>230</text:p>
          </table:table-cell>
          <table:table-cell table:formula="of:=SUMPRODUCT((([Data.$A$2]:INDIRECT(&quot;$A$&quot;&amp;[.$B$3])&gt;=[.A29])*([Data.$A$2]:INDIRECT(&quot;$A$&quot;&amp;[.$B$3])&lt;[.A30]))*INDIRECT(&quot;Data.$&quot;&amp;[.$B$2]&amp;&quot;$2:$&quot;&amp;[.$B$2]&amp;&quot;$&quot;&amp;[.$B$3]))" office:value-type="float" office:value="0">
            <text:p>0</text:p>
          </table:table-cell>
          <table:table-cell table:formula="of:=SUM([.$B$6:.B29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29]+[.$B$1]" office:value-type="float" office:value="240">
            <text:p>240</text:p>
          </table:table-cell>
          <table:table-cell table:formula="of:=SUMPRODUCT((([Data.$A$2]:INDIRECT(&quot;$A$&quot;&amp;[.$B$3])&gt;=[.A30])*([Data.$A$2]:INDIRECT(&quot;$A$&quot;&amp;[.$B$3])&lt;[.A31]))*INDIRECT(&quot;Data.$&quot;&amp;[.$B$2]&amp;&quot;$2:$&quot;&amp;[.$B$2]&amp;&quot;$&quot;&amp;[.$B$3]))" office:value-type="float" office:value="0">
            <text:p>0</text:p>
          </table:table-cell>
          <table:table-cell table:formula="of:=SUM([.$B$6:.B30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0]+[.$B$1]" office:value-type="float" office:value="250">
            <text:p>250</text:p>
          </table:table-cell>
          <table:table-cell table:formula="of:=SUMPRODUCT((([Data.$A$2]:INDIRECT(&quot;$A$&quot;&amp;[.$B$3])&gt;=[.A31])*([Data.$A$2]:INDIRECT(&quot;$A$&quot;&amp;[.$B$3])&lt;[.A32]))*INDIRECT(&quot;Data.$&quot;&amp;[.$B$2]&amp;&quot;$2:$&quot;&amp;[.$B$2]&amp;&quot;$&quot;&amp;[.$B$3]))" office:value-type="float" office:value="0">
            <text:p>0</text:p>
          </table:table-cell>
          <table:table-cell table:formula="of:=SUM([.$B$6:.B31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1]+[.$B$1]" office:value-type="float" office:value="260">
            <text:p>260</text:p>
          </table:table-cell>
          <table:table-cell table:formula="of:=SUMPRODUCT((([Data.$A$2]:INDIRECT(&quot;$A$&quot;&amp;[.$B$3])&gt;=[.A32])*([Data.$A$2]:INDIRECT(&quot;$A$&quot;&amp;[.$B$3])&lt;[.A33]))*INDIRECT(&quot;Data.$&quot;&amp;[.$B$2]&amp;&quot;$2:$&quot;&amp;[.$B$2]&amp;&quot;$&quot;&amp;[.$B$3]))" office:value-type="float" office:value="0">
            <text:p>0</text:p>
          </table:table-cell>
          <table:table-cell table:formula="of:=SUM([.$B$6:.B32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2]+[.$B$1]" office:value-type="float" office:value="270">
            <text:p>270</text:p>
          </table:table-cell>
          <table:table-cell table:formula="of:=SUMPRODUCT((([Data.$A$2]:INDIRECT(&quot;$A$&quot;&amp;[.$B$3])&gt;=[.A33])*([Data.$A$2]:INDIRECT(&quot;$A$&quot;&amp;[.$B$3])&lt;[.A34]))*INDIRECT(&quot;Data.$&quot;&amp;[.$B$2]&amp;&quot;$2:$&quot;&amp;[.$B$2]&amp;&quot;$&quot;&amp;[.$B$3]))" office:value-type="float" office:value="0">
            <text:p>0</text:p>
          </table:table-cell>
          <table:table-cell table:formula="of:=SUM([.$B$6:.B33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3]+[.$B$1]" office:value-type="float" office:value="280">
            <text:p>280</text:p>
          </table:table-cell>
          <table:table-cell table:formula="of:=SUMPRODUCT((([Data.$A$2]:INDIRECT(&quot;$A$&quot;&amp;[.$B$3])&gt;=[.A34])*([Data.$A$2]:INDIRECT(&quot;$A$&quot;&amp;[.$B$3])&lt;[.A35]))*INDIRECT(&quot;Data.$&quot;&amp;[.$B$2]&amp;&quot;$2:$&quot;&amp;[.$B$2]&amp;&quot;$&quot;&amp;[.$B$3]))" office:value-type="float" office:value="0">
            <text:p>0</text:p>
          </table:table-cell>
          <table:table-cell table:formula="of:=SUM([.$B$6:.B34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4]+[.$B$1]" office:value-type="float" office:value="290">
            <text:p>290</text:p>
          </table:table-cell>
          <table:table-cell table:formula="of:=SUMPRODUCT((([Data.$A$2]:INDIRECT(&quot;$A$&quot;&amp;[.$B$3])&gt;=[.A35])*([Data.$A$2]:INDIRECT(&quot;$A$&quot;&amp;[.$B$3])&lt;[.A36]))*INDIRECT(&quot;Data.$&quot;&amp;[.$B$2]&amp;&quot;$2:$&quot;&amp;[.$B$2]&amp;&quot;$&quot;&amp;[.$B$3]))" office:value-type="float" office:value="0">
            <text:p>0</text:p>
          </table:table-cell>
          <table:table-cell table:formula="of:=SUM([.$B$6:.B35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5]+[.$B$1]" office:value-type="float" office:value="300">
            <text:p>300</text:p>
          </table:table-cell>
          <table:table-cell table:formula="of:=SUMPRODUCT((([Data.$A$2]:INDIRECT(&quot;$A$&quot;&amp;[.$B$3])&gt;=[.A36])*([Data.$A$2]:INDIRECT(&quot;$A$&quot;&amp;[.$B$3])&lt;[.A37]))*INDIRECT(&quot;Data.$&quot;&amp;[.$B$2]&amp;&quot;$2:$&quot;&amp;[.$B$2]&amp;&quot;$&quot;&amp;[.$B$3]))" office:value-type="float" office:value="0">
            <text:p>0</text:p>
          </table:table-cell>
          <table:table-cell table:formula="of:=SUM([.$B$6:.B36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6]+[.$B$1]" office:value-type="float" office:value="310">
            <text:p>310</text:p>
          </table:table-cell>
          <table:table-cell table:formula="of:=SUMPRODUCT((([Data.$A$2]:INDIRECT(&quot;$A$&quot;&amp;[.$B$3])&gt;=[.A37])*([Data.$A$2]:INDIRECT(&quot;$A$&quot;&amp;[.$B$3])&lt;[.A38]))*INDIRECT(&quot;Data.$&quot;&amp;[.$B$2]&amp;&quot;$2:$&quot;&amp;[.$B$2]&amp;&quot;$&quot;&amp;[.$B$3]))" office:value-type="float" office:value="0">
            <text:p>0</text:p>
          </table:table-cell>
          <table:table-cell table:formula="of:=SUM([.$B$6:.B37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7]+[.$B$1]" office:value-type="float" office:value="320">
            <text:p>320</text:p>
          </table:table-cell>
          <table:table-cell table:formula="of:=SUMPRODUCT((([Data.$A$2]:INDIRECT(&quot;$A$&quot;&amp;[.$B$3])&gt;=[.A38])*([Data.$A$2]:INDIRECT(&quot;$A$&quot;&amp;[.$B$3])&lt;[.A39]))*INDIRECT(&quot;Data.$&quot;&amp;[.$B$2]&amp;&quot;$2:$&quot;&amp;[.$B$2]&amp;&quot;$&quot;&amp;[.$B$3]))" office:value-type="float" office:value="0">
            <text:p>0</text:p>
          </table:table-cell>
          <table:table-cell table:formula="of:=SUM([.$B$6:.B38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8]+[.$B$1]" office:value-type="float" office:value="330">
            <text:p>330</text:p>
          </table:table-cell>
          <table:table-cell table:formula="of:=SUMPRODUCT((([Data.$A$2]:INDIRECT(&quot;$A$&quot;&amp;[.$B$3])&gt;=[.A39])*([Data.$A$2]:INDIRECT(&quot;$A$&quot;&amp;[.$B$3])&lt;[.A40]))*INDIRECT(&quot;Data.$&quot;&amp;[.$B$2]&amp;&quot;$2:$&quot;&amp;[.$B$2]&amp;&quot;$&quot;&amp;[.$B$3]))" office:value-type="float" office:value="0">
            <text:p>0</text:p>
          </table:table-cell>
          <table:table-cell table:formula="of:=SUM([.$B$6:.B39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39]+[.$B$1]" office:value-type="float" office:value="340">
            <text:p>340</text:p>
          </table:table-cell>
          <table:table-cell table:formula="of:=SUMPRODUCT((([Data.$A$2]:INDIRECT(&quot;$A$&quot;&amp;[.$B$3])&gt;=[.A40])*([Data.$A$2]:INDIRECT(&quot;$A$&quot;&amp;[.$B$3])&lt;[.A41]))*INDIRECT(&quot;Data.$&quot;&amp;[.$B$2]&amp;&quot;$2:$&quot;&amp;[.$B$2]&amp;&quot;$&quot;&amp;[.$B$3]))" office:value-type="float" office:value="0">
            <text:p>0</text:p>
          </table:table-cell>
          <table:table-cell table:formula="of:=SUM([.$B$6:.B40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0]+[.$B$1]" office:value-type="float" office:value="350">
            <text:p>350</text:p>
          </table:table-cell>
          <table:table-cell table:formula="of:=SUMPRODUCT((([Data.$A$2]:INDIRECT(&quot;$A$&quot;&amp;[.$B$3])&gt;=[.A41])*([Data.$A$2]:INDIRECT(&quot;$A$&quot;&amp;[.$B$3])&lt;[.A42]))*INDIRECT(&quot;Data.$&quot;&amp;[.$B$2]&amp;&quot;$2:$&quot;&amp;[.$B$2]&amp;&quot;$&quot;&amp;[.$B$3]))" office:value-type="float" office:value="0">
            <text:p>0</text:p>
          </table:table-cell>
          <table:table-cell table:formula="of:=SUM([.$B$6:.B41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1]+[.$B$1]" office:value-type="float" office:value="360">
            <text:p>360</text:p>
          </table:table-cell>
          <table:table-cell table:formula="of:=SUMPRODUCT((([Data.$A$2]:INDIRECT(&quot;$A$&quot;&amp;[.$B$3])&gt;=[.A42])*([Data.$A$2]:INDIRECT(&quot;$A$&quot;&amp;[.$B$3])&lt;[.A43]))*INDIRECT(&quot;Data.$&quot;&amp;[.$B$2]&amp;&quot;$2:$&quot;&amp;[.$B$2]&amp;&quot;$&quot;&amp;[.$B$3]))" office:value-type="float" office:value="0">
            <text:p>0</text:p>
          </table:table-cell>
          <table:table-cell table:formula="of:=SUM([.$B$6:.B42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2]+[.$B$1]" office:value-type="float" office:value="370">
            <text:p>370</text:p>
          </table:table-cell>
          <table:table-cell table:formula="of:=SUMPRODUCT((([Data.$A$2]:INDIRECT(&quot;$A$&quot;&amp;[.$B$3])&gt;=[.A43])*([Data.$A$2]:INDIRECT(&quot;$A$&quot;&amp;[.$B$3])&lt;[.A44]))*INDIRECT(&quot;Data.$&quot;&amp;[.$B$2]&amp;&quot;$2:$&quot;&amp;[.$B$2]&amp;&quot;$&quot;&amp;[.$B$3]))" office:value-type="float" office:value="0">
            <text:p>0</text:p>
          </table:table-cell>
          <table:table-cell table:formula="of:=SUM([.$B$6:.B43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3]+[.$B$1]" office:value-type="float" office:value="380">
            <text:p>380</text:p>
          </table:table-cell>
          <table:table-cell table:formula="of:=SUMPRODUCT((([Data.$A$2]:INDIRECT(&quot;$A$&quot;&amp;[.$B$3])&gt;=[.A44])*([Data.$A$2]:INDIRECT(&quot;$A$&quot;&amp;[.$B$3])&lt;[.A45]))*INDIRECT(&quot;Data.$&quot;&amp;[.$B$2]&amp;&quot;$2:$&quot;&amp;[.$B$2]&amp;&quot;$&quot;&amp;[.$B$3]))" office:value-type="float" office:value="0">
            <text:p>0</text:p>
          </table:table-cell>
          <table:table-cell table:formula="of:=SUM([.$B$6:.B44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4]+[.$B$1]" office:value-type="float" office:value="390">
            <text:p>390</text:p>
          </table:table-cell>
          <table:table-cell table:formula="of:=SUMPRODUCT((([Data.$A$2]:INDIRECT(&quot;$A$&quot;&amp;[.$B$3])&gt;=[.A45])*([Data.$A$2]:INDIRECT(&quot;$A$&quot;&amp;[.$B$3])&lt;[.A46]))*INDIRECT(&quot;Data.$&quot;&amp;[.$B$2]&amp;&quot;$2:$&quot;&amp;[.$B$2]&amp;&quot;$&quot;&amp;[.$B$3]))" office:value-type="float" office:value="0">
            <text:p>0</text:p>
          </table:table-cell>
          <table:table-cell table:formula="of:=SUM([.$B$6:.B45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5]+[.$B$1]" office:value-type="float" office:value="400">
            <text:p>400</text:p>
          </table:table-cell>
          <table:table-cell table:formula="of:=SUMPRODUCT((([Data.$A$2]:INDIRECT(&quot;$A$&quot;&amp;[.$B$3])&gt;=[.A46])*([Data.$A$2]:INDIRECT(&quot;$A$&quot;&amp;[.$B$3])&lt;[.A47]))*INDIRECT(&quot;Data.$&quot;&amp;[.$B$2]&amp;&quot;$2:$&quot;&amp;[.$B$2]&amp;&quot;$&quot;&amp;[.$B$3]))" office:value-type="float" office:value="0">
            <text:p>0</text:p>
          </table:table-cell>
          <table:table-cell table:formula="of:=SUM([.$B$6:.B46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6]+[.$B$1]" office:value-type="float" office:value="410">
            <text:p>410</text:p>
          </table:table-cell>
          <table:table-cell table:formula="of:=SUMPRODUCT((([Data.$A$2]:INDIRECT(&quot;$A$&quot;&amp;[.$B$3])&gt;=[.A47])*([Data.$A$2]:INDIRECT(&quot;$A$&quot;&amp;[.$B$3])&lt;[.A48]))*INDIRECT(&quot;Data.$&quot;&amp;[.$B$2]&amp;&quot;$2:$&quot;&amp;[.$B$2]&amp;&quot;$&quot;&amp;[.$B$3]))" office:value-type="float" office:value="0">
            <text:p>0</text:p>
          </table:table-cell>
          <table:table-cell table:formula="of:=SUM([.$B$6:.B47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7]+[.$B$1]" office:value-type="float" office:value="420">
            <text:p>420</text:p>
          </table:table-cell>
          <table:table-cell table:formula="of:=SUMPRODUCT((([Data.$A$2]:INDIRECT(&quot;$A$&quot;&amp;[.$B$3])&gt;=[.A48])*([Data.$A$2]:INDIRECT(&quot;$A$&quot;&amp;[.$B$3])&lt;[.A49]))*INDIRECT(&quot;Data.$&quot;&amp;[.$B$2]&amp;&quot;$2:$&quot;&amp;[.$B$2]&amp;&quot;$&quot;&amp;[.$B$3]))" office:value-type="float" office:value="0">
            <text:p>0</text:p>
          </table:table-cell>
          <table:table-cell table:formula="of:=SUM([.$B$6:.B48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8]+[.$B$1]" office:value-type="float" office:value="430">
            <text:p>430</text:p>
          </table:table-cell>
          <table:table-cell table:formula="of:=SUMPRODUCT((([Data.$A$2]:INDIRECT(&quot;$A$&quot;&amp;[.$B$3])&gt;=[.A49])*([Data.$A$2]:INDIRECT(&quot;$A$&quot;&amp;[.$B$3])&lt;[.A50]))*INDIRECT(&quot;Data.$&quot;&amp;[.$B$2]&amp;&quot;$2:$&quot;&amp;[.$B$2]&amp;&quot;$&quot;&amp;[.$B$3]))" office:value-type="float" office:value="0">
            <text:p>0</text:p>
          </table:table-cell>
          <table:table-cell table:formula="of:=SUM([.$B$6:.B49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49]+[.$B$1]" office:value-type="float" office:value="440">
            <text:p>440</text:p>
          </table:table-cell>
          <table:table-cell table:formula="of:=SUMPRODUCT((([Data.$A$2]:INDIRECT(&quot;$A$&quot;&amp;[.$B$3])&gt;=[.A50])*([Data.$A$2]:INDIRECT(&quot;$A$&quot;&amp;[.$B$3])&lt;[.A51]))*INDIRECT(&quot;Data.$&quot;&amp;[.$B$2]&amp;&quot;$2:$&quot;&amp;[.$B$2]&amp;&quot;$&quot;&amp;[.$B$3]))" office:value-type="float" office:value="0">
            <text:p>0</text:p>
          </table:table-cell>
          <table:table-cell table:formula="of:=SUM([.$B$6:.B50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50]+[.$B$1]" office:value-type="float" office:value="450">
            <text:p>450</text:p>
          </table:table-cell>
          <table:table-cell table:formula="of:=SUMPRODUCT((([Data.$A$2]:INDIRECT(&quot;$A$&quot;&amp;[.$B$3])&gt;=[.A51])*([Data.$A$2]:INDIRECT(&quot;$A$&quot;&amp;[.$B$3])&lt;[.A52]))*INDIRECT(&quot;Data.$&quot;&amp;[.$B$2]&amp;&quot;$2:$&quot;&amp;[.$B$2]&amp;&quot;$&quot;&amp;[.$B$3]))" office:value-type="float" office:value="0">
            <text:p>0</text:p>
          </table:table-cell>
          <table:table-cell table:formula="of:=SUM([.$B$6:.B51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51]+[.$B$1]" office:value-type="float" office:value="460">
            <text:p>460</text:p>
          </table:table-cell>
          <table:table-cell table:formula="of:=SUMPRODUCT((([Data.$A$2]:INDIRECT(&quot;$A$&quot;&amp;[.$B$3])&gt;=[.A52])*([Data.$A$2]:INDIRECT(&quot;$A$&quot;&amp;[.$B$3])&lt;[.A53]))*INDIRECT(&quot;Data.$&quot;&amp;[.$B$2]&amp;&quot;$2:$&quot;&amp;[.$B$2]&amp;&quot;$&quot;&amp;[.$B$3]))" office:value-type="float" office:value="0">
            <text:p>0</text:p>
          </table:table-cell>
          <table:table-cell table:formula="of:=SUM([.$B$6:.B52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52]+[.$B$1]" office:value-type="float" office:value="470">
            <text:p>470</text:p>
          </table:table-cell>
          <table:table-cell table:formula="of:=SUMPRODUCT((([Data.$A$2]:INDIRECT(&quot;$A$&quot;&amp;[.$B$3])&gt;=[.A53])*([Data.$A$2]:INDIRECT(&quot;$A$&quot;&amp;[.$B$3])&lt;[.A54]))*INDIRECT(&quot;Data.$&quot;&amp;[.$B$2]&amp;&quot;$2:$&quot;&amp;[.$B$2]&amp;&quot;$&quot;&amp;[.$B$3]))" office:value-type="float" office:value="0">
            <text:p>0</text:p>
          </table:table-cell>
          <table:table-cell table:formula="of:=SUM([.$B$6:.B53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53]+[.$B$1]" office:value-type="float" office:value="480">
            <text:p>480</text:p>
          </table:table-cell>
          <table:table-cell table:formula="of:=SUMPRODUCT((([Data.$A$2]:INDIRECT(&quot;$A$&quot;&amp;[.$B$3])&gt;=[.A54])*([Data.$A$2]:INDIRECT(&quot;$A$&quot;&amp;[.$B$3])&lt;[.A55]))*INDIRECT(&quot;Data.$&quot;&amp;[.$B$2]&amp;&quot;$2:$&quot;&amp;[.$B$2]&amp;&quot;$&quot;&amp;[.$B$3]))" office:value-type="float" office:value="0">
            <text:p>0</text:p>
          </table:table-cell>
          <table:table-cell table:formula="of:=SUM([.$B$6:.B54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54]+[.$B$1]" office:value-type="float" office:value="490">
            <text:p>490</text:p>
          </table:table-cell>
          <table:table-cell table:formula="of:=SUMPRODUCT((([Data.$A$2]:INDIRECT(&quot;$A$&quot;&amp;[.$B$3])&gt;=[.A55])*([Data.$A$2]:INDIRECT(&quot;$A$&quot;&amp;[.$B$3])&lt;[.A56]))*INDIRECT(&quot;Data.$&quot;&amp;[.$B$2]&amp;&quot;$2:$&quot;&amp;[.$B$2]&amp;&quot;$&quot;&amp;[.$B$3]))" office:value-type="float" office:value="0">
            <text:p>0</text:p>
          </table:table-cell>
          <table:table-cell table:formula="of:=SUM([.$B$6:.B55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[.A55]+[.$B$1]" office:value-type="float" office:value="500">
            <text:p>500</text:p>
          </table:table-cell>
          <table:table-cell table:formula="of:=SUMPRODUCT((([Data.$A$2]:INDIRECT(&quot;$A$&quot;&amp;[.$B$3])&gt;=[.A56])*([Data.$A$2]:INDIRECT(&quot;$A$&quot;&amp;[.$B$3])&lt;[.A57]))*INDIRECT(&quot;Data.$&quot;&amp;[.$B$2]&amp;&quot;$2:$&quot;&amp;[.$B$2]&amp;&quot;$&quot;&amp;[.$B$3]))" office:value-type="float" office:value="0">
            <text:p>0</text:p>
          </table:table-cell>
          <table:table-cell table:formula="of:=SUM([.$B$6:.B56])/SUM([.$B$6:.$B$56])" office:value-type="percentage" office:value="0">
            <text:p>#DIV/0!</text:p>
          </table:table-cell>
          <table:table-cell/>
        </table:table-row>
        <table:table-row table:style-name="ro1">
          <table:table-cell table:formula="of:=INDIRECT(&quot;Data.$A$&quot;&amp;[.$B$3])+1" office:value-type="float" office:value="1">
            <text:p>1</text:p>
          </table:table-cell>
          <table:table-cell table:style-name="Default" table:number-columns-repeated="2"/>
          <table:table-cell/>
        </table:table-row>
      </table:table>
      <table:table table:name="Data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2011/10/11</text:date>, <text:time>01:2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3T15:03:04.15</meta:creation-date>
    <dc:date>2011-10-11T01:22:44.95</dc:date>
    <meta:editing-duration>PT9H15M25S</meta:editing-duration>
    <meta:editing-cycles>48</meta:editing-cycles>
    <meta:generator>OpenOffice.org/3.3$Win32 OpenOffice.org_project/330m20$Build-9567</meta:generator>
    <dc:title>Response Time Histogram</dc:title>
    <meta:document-statistic meta:table-count="2" meta:cell-count="163" meta:object-count="2"/>
  </office:meta>
</office:document-meta>
</file>

<file path=Basic/Standard/ResponseLoader.xml><?xml version="1.0" encoding="utf-8"?>
<!DOCTYPE module  PUBLIC '-//OpenOffice.org//DTD OfficeDocument 1.0//EN'  'module.dtd'>
<script:module xmlns:script="http://openoffice.org/2000/script" script:name="ResponseLoader" script:language="StarBasic">REM  *****  BASIC  *****

Sub Main
	oFilePicker = createUnoService("com.sun.star.ui.dialogs.FilePicker")
	oFilePicker.appendFilter("Response Files (*_r.csv)", "*_r.csv")
	oFilePicker.appendFilter("All Files (*.*)", "*.*")
	
	If oFilePicker.execute() = com.sun.star.ui.dialogs.ExecutableDialogResults.OK Then
		sFiles() = oFilePicker.getFiles()
		oSheet = ThisComponent.getSheets.getByName("Data")
		oSheet.link(sFiles(0), "", "Text - txt - csv (StarCalc)", "44,34,76,1", com.sun.star.sheet.SheetLinkMode.NORMAL)
		oSheet.setLinkMode(com.sun.star.sheet.SheetLinkMode.NONE)
		ThisComponent.calculateAll()
		ThisComponent.calculate()
	End If
End Sub

Function GetLastRow
	oCursor = ThisComponent.getSheets.getByName("Data").createCursor()
	oCursor.gotoEndOfUsedArea(false)
	GetLastRow = oCursor.getCellByPosition(0, 0).getCellAddress.Row + 1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ponseLoad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09">
      <number:number number:decimal-places="1" number:min-integer-digits="1"/>
      <number:text>%</number:text>
    </number:percentage-style>
    <style:style style:name="ch1" style:family="chart">
      <style:graphic-properties draw:stroke="solid" svg:stroke-width="0.1cm"/>
    </style:style>
    <style:style style:name="ch2" style:family="chart">
      <style:text-properties fo:font-size="9pt" style:font-size-asian="9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9pt" style:font-size-complex="10pt"/>
    </style:style>
    <style:style style:name="ch4" style:family="chart">
      <style:chart-properties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rotation-angle="90"/>
      <style:graphic-properties svg:stroke-color="#b3b3b3"/>
      <style:text-properties fo:font-size="9pt" style:font-size-asian="9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gap-width="0" chart:reverse-direction="false" text:line-break="false" chart:axis-position="0"/>
      <style:graphic-properties svg:stroke-color="#b3b3b3"/>
      <style:text-properties fo:font-size="9pt" style:font-size-asian="9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9pt" style:font-size-asian="9pt" style:font-size-complex="10pt"/>
    </style:style>
    <style:style style:name="ch11" style:family="chart" style:data-style-name="N3">
      <style:graphic-properties draw:fill-color="#004586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2cm" xlink:href=".." xlink:type="simple" chart:class="chart:bar" chart:style-name="ch1">
        <chart:title svg:x="5.958cm" svg:y="0.328cm" chart:style-name="ch2">
          <text:p>Response Time Histogram</text:p>
        </chart:title>
        <chart:legend chart:legend-position="end" svg:x="11.488cm" svg:y="0.205cm" chart:style-name="ch3"/>
        <chart:plot-area chart:style-name="ch4" table:cell-range-address="Graph.A5:Graph.C56" chart:data-source-has-labels="both" svg:x="1.869cm" svg:y="1.111cm" svg:width="12.997cm" svg:height="6.883cm">
          <chartooo:coordinate-region svg:x="2.305cm" svg:y="1.31cm" svg:width="11.198cm" svg:height="5.878cm"/>
          <chart:axis chart:dimension="x" chart:name="primary-x" chart:style-name="ch5">
            <chart:title svg:x="6.454cm" svg:y="8.227cm" chart:style-name="ch6">
              <text:p>Response Time[ms]</text:p>
            </chart:title>
            <chart:categories table:cell-range-address="Graph.A6:Graph.A56"/>
          </chart:axis>
          <chart:axis chart:dimension="y" chart:name="primary-y" chart:style-name="ch7">
            <chart:title svg:x="0.414cm" svg:y="5.386cm" chart:style-name="ch8">
              <text:p>Frequency</text:p>
            </chart:title>
            <chart:grid chart:style-name="ch9" chart:class="major"/>
          </chart:axis>
          <chart:axis chart:dimension="y" chart:name="secondary-y" chart:style-name="ch10">
            <chart:title svg:x="15.041cm" svg:y="5.03cm" chart:style-name="ch8">
              <text:p>Ratio</text:p>
            </chart:title>
          </chart:axis>
          <chart:series chart:attached-axis="primary-y" chart:style-name="ch11" chart:values-cell-range-address="Graph.B6:Graph.B56" chart:label-cell-address="Graph.B5:Graph.B5" chart:class="chart:bar">
            <chart:data-point chart:repeated="51"/>
          </chart:series>
          <chart:series chart:attached-axis="secondary-y" chart:style-name="ch12" chart:values-cell-range-address="Graph.C6:Graph.C56" chart:label-cell-address="Graph.C5:Graph.C5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Graph.B5:Graph.B5</svg:desc>
                </draw:g>
              </table:table-cell>
              <table:table-cell office:value-type="string">
                <text:p>Ratio</text:p>
                <draw:g>
                  <svg:desc>Graph.C5:Graph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Graph.A6:Graph.A56</svg:desc>
                </draw:g>
              </table:table-cell>
              <table:table-cell office:value-type="float" office:value="0">
                <text:p>0</text:p>
                <draw:g>
                  <svg:desc>Graph.B6:Graph.B56</svg:desc>
                </draw:g>
              </table:table-cell>
              <table:table-cell office:value-type="float" office:value="NaN">
                <text:p>NaN</text:p>
                <draw:g>
                  <svg:desc>Graph.C6:Graph.C56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